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01de" officeooo:paragraph-rsid="000a01de"/>
    </style:style>
    <style:style style:name="P2" style:family="paragraph" style:parent-style-name="Standard">
      <style:text-properties officeooo:rsid="000b9a80" officeooo:paragraph-rsid="000b9a80"/>
    </style:style>
    <style:style style:name="P3" style:family="paragraph" style:parent-style-name="Standard">
      <style:text-properties officeooo:rsid="0013d599" officeooo:paragraph-rsid="0013d599"/>
    </style:style>
    <style:style style:name="T1" style:family="text">
      <style:text-properties officeooo:rsid="000acd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nis weitere vornamen? ne</text:p>
      <text:p text:style-name="P1">Transkript doch in arbeit, damit alles an einem ort? ja</text:p>
      <text:p text:style-name="P1">Andere schriftart bei auswertung(diagramme, anmerkungen) <text:s/>tlw</text:p>
      <text:p text:style-name="P1">schülerumfrage: website mit abbilden oder reicht auswertung <text:s text:c="2"/>ne</text:p>
      <text:p text:style-name="P1">internetquellen in sohn-arbeit ohne datum, sollen wir trotzdem oder ja</text:p>
      <text:p text:style-name="P1">bbitly, linkverkürzer iO? ja</text:p>
      <text:p text:style-name="P1">Cd oder usb, was genau abgeben? <text:span text:style-name="T1">Arbeit, keinev audio</text:span></text:p>
      <text:p text:style-name="P1">Eidesstattliche erklärung mit drucken? <text:span text:style-name="T1">Ja</text:span></text:p>
      <text:p text:style-name="P1"/>
      <text:p text:style-name="P2">rosa heft wer was gemacht hat, treffen zur themenfindung auch mit rein </text:p>
      <text:p text:style-name="P3">bitadress.or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7T10:25:52.849164385</meta:creation-date>
    <dc:date>2020-12-28T01:26:29.225447256</dc:date>
    <meta:editing-duration>PT8M35S</meta:editing-duration>
    <meta:editing-cycles>1</meta:editing-cycles>
    <meta:document-statistic meta:table-count="0" meta:image-count="0" meta:object-count="0" meta:page-count="1" meta:paragraph-count="10" meta:word-count="69" meta:character-count="481" meta:non-whitespace-character-count="418"/>
    <meta:generator>LibreOffice/6.4.7.2$Linux_X86_64 LibreOffice_project/40$Build-2</meta:generator>
  </office:meta>
</office:document-meta>
</file>